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ffcc99">
        <style:background-image/>
      </style:paragraph-properties>
      <style:text-properties fo:background-color="#ffcc99"/>
    </style:style>
    <style:style style:name="P2" style:family="paragraph" style:parent-style-name="Standard" style:list-style-name="L1">
      <style:text-properties style:text-underline-style="solid" style:text-underline-width="auto" style:text-underline-color="font-color" fo:background-color="#ffff99"/>
    </style:style>
    <style:style style:name="P3" style:family="paragraph" style:parent-style-name="Standard" style:list-style-name="L2"/>
    <style:style style:name="P4" style:family="paragraph" style:parent-style-name="Standard">
      <style:text-properties fo:background-color="#ffff99"/>
    </style:style>
    <style:style style:name="P5" style:family="paragraph" style:parent-style-name="Standard" style:list-style-name="L2">
      <style:text-properties fo:background-color="#ffff99"/>
    </style:style>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4">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Standard" style:list-style-name="L4">
      <style:paragraph-properties fo:line-height="100%" fo:widows="1"/>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Standard">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P11" style:family="paragraph" style:parent-style-name="Standard" style:list-style-name="L4">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2" style:family="paragraph" style:parent-style-name="Standard" style:list-style-name="L4">
      <style:text-properties style:text-underline-style="none"/>
    </style:style>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background-color="#ffff99"/>
    </style:style>
    <style:style style:name="T5" style:family="text">
      <style:text-properties fo:font-variant="normal" fo:text-transform="none" fo:color="#64686d" style:font-name="Times New Roman" fo:font-size="12pt" fo:letter-spacing="normal" fo:font-style="normal" fo:font-weight="normal" style:font-size-asian="12pt" style:font-size-complex="12pt"/>
    </style:style>
    <style:style style:name="T6" style:family="text">
      <style:text-properties fo:font-variant="normal" fo:text-transform="none" fo:color="#ff3333" style:font-name="Times New Roman" fo:font-size="12pt" fo:letter-spacing="normal" fo:font-style="normal" fo:font-weight="normal" style:font-size-asian="12pt" style:font-size-complex="12pt"/>
    </style:style>
    <style:style style:name="T7" style:family="text">
      <style:text-properties fo:font-variant="normal" fo:text-transform="none" fo:color="#ff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ffff99" style:font-size-asian="12pt" style:font-size-complex="12pt"/>
    </style:style>
    <style:style style:name="T13" style:family="text">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T14"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5" style:family="text">
      <style:text-properties fo:font-variant="normal" fo:text-transform="none" fo:color="#000000" style:font-name="Times New Roman" fo:font-size="12pt" fo:letter-spacing="normal" fo:font-style="italic" fo:font-weight="normal" style:font-size-asian="12pt" style:font-size-complex="12pt"/>
    </style:style>
    <style:style style:name="T16"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7" style:family="text">
      <style:text-properties fo:font-variant="normal" fo:text-transform="none" fo:color="#000000" style:font-name="Times New Roman" fo:font-size="12pt" fo:letter-spacing="normal" fo:font-style="normal" fo:font-weight="normal" style:font-size-asian="12pt" style:font-size-complex="12pt"/>
    </style:style>
    <style:style style:name="T18"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9"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0"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ffff99"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style:text-underline-style="none" fo:font-weight="normal" fo:background-color="transparent"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ifs site VB11.</text:p>
      <text:p text:style-name="Standard"/>
      <text:p text:style-name="Standard"/>
      <text:p text:style-name="P1">A MODIFIER D'URGENCE :</text:p>
      <text:list xml:id="list2057197737125957357" text:style-name="L1">
        <text:list-header>
          <text:p text:style-name="P2">Dans le texte sur les photos :</text:p>
        </text:list-header>
      </text:list>
      <text:p text:style-name="Standard"><text:span text:style-name="T2">Ajouter juste avant « Rare en son genre.. » :</text:span> VB11 est une association d'étudiants qui dispense des cours de français à des réfugiés et migrants et tente d’œuvrer pour une sensibilisation de l'opinion publique quant à leur situation. </text:p>
      <text:p text:style-name="Standard"/>
      <text:p text:style-name="Standard"/>
      <text:list xml:id="list5513706920471230617" text:style-name="L3">
        <text:list-header>
          <text:p text:style-name="P6"><text:span text:style-name="T4">HISTOIRE</text:span> </text:p>
        </text:list-header>
      </text:list>
      <text:list xml:id="list7856270056324007012" text:style-name="L4">
        <text:list-item>
          <text:p text:style-name="P7"><text:span text:style-name="T2">Classer par date décroissante</text:span>. Tout à gauche un onglet « 2016 », ensuite « Automne 2015 » et enfin « Juillet 2015 ».</text:p>
        </text:list-item>
        <text:list-item>
          <text:p text:style-name="P7"><text:span text:style-name="T2">« Juillet 2015 » : Ajouter des précisions</text:span>.  <text:span text:style-name="T8">L’ancien collège Guillaume Budé avait été investi en juillet 2015 par une centaine de réfugiés </text:span><text:span text:style-name="T7">venus du Soudan, de l’Erythrée, mais aussi d'Afghanistan et du Maghreb.</text:span><text:span text:style-name="T5"> </text:span><text:span text:style-name="T8">Au début du mois de septembre, ils étaient près de sept cents à s’y être établis,</text:span><text:span text:style-name="T5"> </text:span><text:span text:style-name="T6">dont une majorité d'hommes mais également des enfants et des femmes, dans des conditions sanitaires alarmantes,</text:span><text:span text:style-name="T8"> faute de place dans les centres d’accueil. </text:span></text:p>
        </text:list-item>
        <text:list-item>
          <text:p text:style-name="P7"><text:span text:style-name="T10">« Automne 2015 » : Remplacer Septembre 2015 et Octobre 2015 par ce texte</text:span><text:span text:style-name="T8">. Les cours ont commencé de façon spontanée et improvisée dans la cour du collège. De semaines en semaines, les réfugiés et migrants étaient de plus en plus nombreux à nous attendre et à vouloir suivre nos cours. Il a donc fallu rapidement trouver des locaux, et de nouveaux bénévoles afin de pouvoir les accueillir dans de meilleures conditions. </text:span></text:p>
          <text:p text:style-name="P7"><text:span text:style-name="T8">Cette nécessité est apparue d'autant plus pressante que dans la nuit du Jeudi au Vendredi 23 Octobre 2015, les autorités ont procédé à l'évacuation du site, et la majorité </text:span><text:span text:style-name="T9">de ses habitants a été déplacée en province. </text:span></text:p>
          <text:p text:style-name="P7"><text:span text:style-name="T9">Malgré cette expulsion et son cortège de difficultés, nous avons continué à dispenser des cours de français, d’abord dans une salle à l’École Simplon (Montreuil)</text:span><text:span text:style-name="T8">, une école de codage. Nous nous y sommes donc réunis chaque dimanche pendant plusieurs mois, dans une ambiance relativement conviviale, pour continuer les cours, et nous avons également accueilli à nos côtés l'association </text:span><text:span text:style-name="T16">Humans for Women</text:span><text:span text:style-name="T8">, qui œuvre à la défense du droit des femmes dans le monde, et donne également des cours de français à des femmes de tous horizons. En parallèle nous avons aussi commencé à fournir une aide administrative, dans la mesure du possible, afin d'aider les migrants à remplir différents papiers. </text:span></text:p>
        </text:list-item>
        <text:list-item>
          <text:p text:style-name="P7"><text:span text:style-name="T10">« 2016 » : Remplacer par ce texte</text:span><text:span text:style-name="T8">. Début 2016, Voyage au bout de la 11, accompagnée de Humans for Women, a fait sa rentrée à l’École Nationale Supérieure, qui nous a accueilli en nous permettant d'utiliser plusieurs de leurs salles pour nos cours du dimanche. Nous disposions alors de plus d'espace et de matériel pour donner nos cours <text:s/>bon déroulement des cours. Tant les bénévoles que les élèves ont pu prendre leurs marques et habitudes, ce qui a contribué à fluidifier l'organisation de l'association. Le cadre plutôt scolaire de l'ENS a, certes, apporté une dimension plus studieuse aux cours mais n'a cependant pas entamé l'ambiance conviviale et chaleureuse, qui n'a cessé de se renforcer au fil des semaines. D'ailleurs, VB11 a alors attiré l'oeil de certains journalistes, photographes et jeunes reporters, qui sont venus nous observés et ont ensuite contribué à améliorer notre visibilité et donc à attirer toujours plus de nouveaux bénévoles, ce dont nous avions grand besoin face à la quantité sans cesse croissant d'élèves se présentant à nos cours, et de développer l'association.</text:span></text:p>
          <text:p text:style-name="P7"><text:span text:style-name="T8">Nous rassemblons aujourd'hui une centaine de bénévoles, pour la plupart des étudiants, et un nombre toujours plus nombreux de migrants désireux d'apprendre le français et d'origines de </text:span><text:span text:style-name="T8">plus en plus diverses. Nos objectifs sont toujours, en premier lieu, d'apprendre le français aux réfugiés installés à Paris mais également de sensibiliser l'opinion publique quant au traitement qui leur est réservé en France et en Europe, et nous développons actuellement </text:span><text:soft-page-break/><text:span text:style-name="T8">plusieurs projets afin de poursuivre cet objectif. </text:span></text:p>
          <text:p text:style-name="P8">Cependant, actuellement nous ne disposons plus de locaux à l'ENS le dimanche, nous avons donc dû trouver des solutions provisoires afin de pouvoir continuer notre travail. Ainsi, nous nous sommes entre autre installés dans la cour intérieure de l'hôpital Saint Vincent de Paul à Paris (XIVè), où les cours ont pu se dérouler correctement dans la mesure où la météo nous le permettait, mais nous sommes toujours activement à la recherche de locaux pour nous accueillir, et ouvrir un nouveau chapitre de Voyage au Bout de la 11. </text:p>
        </text:list-item>
      </text:list>
      <text:p text:style-name="P10"/>
      <text:list xml:id="list42458815" text:continue-numbering="true" text:style-name="L4">
        <text:list-header>
          <text:p text:style-name="P7"><text:span text:style-name="T12">ACTIONS</text:span><text:span text:style-name="T11"> </text:span></text:p>
        </text:list-header>
        <text:list-item>
          <text:p text:style-name="P12"><text:span text:style-name="T10">« Cours de français » : remplacer par ce texte</text:span><text:span text:style-name="T8">.  La maîtrise, même la plus minimale, de la langue française est une condition essentielle à l’intégration des réfugiés et facilite la vie au quotidien. Se déplacer dans les transports en commun, aller à l'hôpital ou chez le médecin, acheter de quoi se nourrir ainsi que des médicaments, ouvrir un compte bancaire, chercher du travail... la barrière de la langue est enjeu de tous les jours pour nos élèves, qui, malgré tout, ont besoin de pouvoir communiquer dans la vie quotidienne. Pour surmonter ces obstacles, la priorité de notre association est d’apprendre le français aux réfugiés et migrants afin qu'ils puissent, avant toute chose, communiquer de façon simple dans les situations quotidiennes. </text:span></text:p>
          <text:p text:style-name="P9">Dans un second temps, nous tentons de les préparer au mieux aux différents diplômes de français nécessaires à l’obtention de titres de séjours (DILF, DELF, DALF). Pour ce faire, nous avons été formés par une professeure de français langue étrangère (FLE), spécialisée dans les problématiques d’illettrisme, qui nous a transmis des précieux conseils, que nous transmettons à notre tour à nos bénévoles. Nous essayons de mettre en place la meilleur organisation possible afin que les cours se passent bien eue les migrants progressent rapidement. <text:line-break/>Parmi les réfugiés, beaucoup ne sont ni anglophones, ni familiers avec l’alphabet latin, mais tous témoignent d’une réelle motivation. Il s’agit donc d’un travail de soutien à long terme dans leur apprentissage de la langue, avec pour premier objectif de leur permettre d’accéder à une communication orale, puis par la suite, à une communication écrite. Pour cela, nous constituons des petits groupes de travail et les bénévoles décident du contenu de leur cours en l'adaptant aux besoins des élèves du groupe. </text:p>
          <text:p text:style-name="P11">Pour les élèves les plus avancés, nous tentons de les amener à découvrir et apprécier de plus en plus les subtilités de la langue et de la culture française. Certains « ateliers » particuliers sont adressés à quelques élèves dont le niveau est assez assuré pour pouvoir lire correctement et comprendre des textes qui dépassent les simples phrases du quotidien. Ainsi, des bénévoles ont pu, lors de certaines séances, faire découvrir à leurs élèves des textes tirés de pièces de théâtre ou bien de poésie, en les utilisant comme support pour progresser encore plus. </text:p>
        </text:list-item>
        <text:list-item>
          <text:p text:style-name="P7"><text:span text:style-name="T13">« Sensibilisation de l'opinion publique ». Remplacer par ce texte</text:span><text:span text:style-name="T14">. </text:span><text:span text:style-name="T8">Notre association s’attache également à la sensibilisation de l’opinion publique quant au traitement réservé aux réfugiés en France et plus généralement en Europe. Ainsi est-elle à l’origine de projets artistiques et de divers partenariats associatifs. <text:line-break/></text:span><text:span text:style-name="T15">Voyage au bout de la 11</text:span><text:span text:style-name="T8"> s’est récemment jumelée à </text:span><text:span text:style-name="T15">Humans for Women</text:span><text:span text:style-name="T8">, association qui oeuvre à la promotion des droits des femmes. Notre travail avec </text:span><text:span text:style-name="T15">Humans for Women</text:span><text:span text:style-name="T8"> consiste à créer des ateliers de travail spécialement dédiés aux femmes et aux enfants, qui ont besoin de méthodes et d'un suivi particuliers, notamment à cause d'enjeux spécifiques aux femmes et aux enfants. Les enfants sont plus jeunes, l'enseignement doit donc également être adapté à leurs besoins quotidiens, et quand il y a des tous petits nous faisons surtout un travail d'éveil. Quant aux femmes, elles ont statistiquement davantage de problèmes d'illettrisme, ce qui nécessite également une adaptation des méthodes de la part des bénévoles. <text:line-break/></text:span><text:span text:style-name="T15">Voyage au bout de la 11</text:span><text:span text:style-name="T8"> s'est par la suite engagée aux côtés d’</text:span><text:span text:style-name="T16">Une Couverture Pour l'Hiver</text:span><text:span text:style-name="T8"> </text:span><text:soft-page-break/><text:span text:style-name="T8">(UCPH), association étudiante qui vient en aide aux sans-abris, notamment en collectant des vêtements et de l'argent pour acheter des couvertures militaires. Nous organisons parfois des collectes communes de matériel scolaire et de vêtements. Pour être tenu au courant de ce genre d'événements, de la date et du lieu, il suffit de se tenir informer sur notre page Facebook ou sur le site</text:span></text:p>
          <text:p text:style-name="P8">Nous avons également pour projet d'organiser une exposition de portraits de réfugiés et migrants en partenariat avec plusieurs photographes. Ce projet est encore en cours, mais nous vous tiendrons au courant de son avancement. </text:p>
          <text:p text:style-name="P7"><text:span text:style-name="T8">Enfin, il est prévu dans le courant de l’année 2016 de réaliser un documentaire sur les réfugiés avec lesquels nous travaillons, portant à la fois sur leur histoire personnelle mais également sur leur implication dans l’aventure de </text:span><text:span text:style-name="T15">Voyage au bout de la 11.</text:span><text:span text:style-name="T8"> Nous aimerions par là montrer comment l'histoire de notre association se trouve à un point de rencontre entre des bénévoles souhaitant s'engager sur le terrain et des « élèves » qui portent avec eux un vécu et des aventures humaines particuliers et intenses. </text:span></text:p>
        </text:list-item>
      </text:list>
      <text:p text:style-name="Standard"><text:span text:style-name="T8"/></text:p>
      <text:list xml:id="list6213027664322979044" text:style-name="L2">
        <text:list-header>
          <text:p text:style-name="P5"><text:span text:style-name="T3">EVENEMENTS</text:span> </text:p>
        </text:list-header>
        <text:list-item>
          <text:p text:style-name="P3"><text:span text:style-name="T10">Ajouter un s :</text:span><text:span text:style-name="T8"> « EVENEMENT</text:span><text:span text:style-name="T7">S</text:span><text:span text:style-name="T8"> » [tout en haut] (Pour l'instant on garde ce titre. Plus tard je proposerai sûrement de renommer cette rubrique « Projets », parce que j'aimerais qu'on créer une rubrique « Actualité et événements » pour tenir au courant de ce qu'on fait, et je veux pas qu'on confonde. Mais on verra ça après!) </text:span></text:p>
        </text:list-item>
        <text:list-item>
          <text:p text:style-name="P3"><text:span text:style-name="T10">Collectes : Remplacer par ce texte.</text:span><text:span text:style-name="T8"> </text:span><text:span text:style-name="T8">Voyage au bout de la 11 oeuvre depuis sa création à maintenir un contact avec les réfugiés, qui sont pour la plupart des élèves motivés, assidus et faisant preuve d'une réelle bonne volonté. Cependant, outre les problèmes que nous rencontrons actuellement pour trouver des locaux pour nous accueillir, nous devons également faire face à d'autres difficultés. </text:span></text:p>
          <text:p text:style-name="P3"><text:span text:style-name="T8">La première d'entre elle est liée aux problèmes de mobilité des réfugiés, qui sont éparpillés dans Paris et, pour la majorité, hors de Paris. Certains nous confient même devoir prendre le train tous les dimanche afin de venir nous voir, n'ayant pas d'autres moyens de trouver quelqu'un de plus proche pour les aider à progresser en français. De par leur situation, la plupart n'ont pas les ressources pour se déplacer et être en règle. Ainsi, nous mettons régulièrement en place des collectes de fonds dont le but premier est de réunir des ressources pour leur acheter des titres de transports afin de pouvoir venir assister aux cours, surtout pour les élèves les plus assidus, qui progressent le plus vite, et vont bientôt devoir passer un diplôme (DILF, DELF, DALF). </text:span></text:p>
          <text:p text:style-name="P3"><text:span text:style-name="T8">Les collectes de fonds peuvent également être destinées à acheter du matériel scolaire. En effet, donner nos cours suppose d'avoir de quoi écrire, donc des feuilles, des stylos, des cahiers. Cela peut sembler anodin, mais quand les élèves sont près d'une centaine, nous devons faire en sorte d'avoir de quoi fournir le nécessaire pour qu'ils puissent prendre des notes et que les bénévoles puissent faire leur cours sans problème. Grâce à l'argent des collectes, nous avons également commencé à acheter des manuels, avec des niveaux adaptés, spécialisés dans la préparation des différents concours de français (DILF, DELF, DALF), composés d'exercices adaptés. Ces manuels permettent de grandement faciliter le déroulement des cours et d'aller beaucoup plus vite puisqu'ils constituent un support précieux pour les bénévoles.</text:span></text:p>
          <text:p text:style-name="P3"><text:span text:style-name="T8">Enfin, un autre objectif des collectes serait d'augmenter nos fonds afin de pouvoir, en plus de combler nos besoins immédiats pour les cours, organiser des sorties et événements culturels avec les élèves. En effet, il nous semble important de permettre aux réfugiés et migrants de découvrir le patrimoine parisien et la culture française, et nous développons de nombreux projets dans ce sens. Pour participer, vous pouvez accéder à tout moment à nos cagnottes en ligne où il est possible de faire un don, et ainsi de financer nos collectes (voir « </text:span><text:span text:style-name="T16">Comment nous aider ?</text:span><text:span text:style-name="T8"> »). Autrement, vous pouvez vous tenir informés sur notre page Facebook des collectes que nous organisons de temps en temps dans Paris, notamment avec l'association </text:span><text:soft-page-break/><text:span text:style-name="T16">Une Couverture Pour L'Hiver</text:span><text:span text:style-name="T8">, lors desquelles nous récoltons des dons en matériel scolaire, vêtements, et argent.</text:span></text:p>
        </text:list-item>
        <text:list-item>
          <text:p text:style-name="P3"><text:span text:style-name="T10">Exposition photo : Ajouter ce texte.</text:span><text:span text:style-name="T8"> Afin de nous faire connaître et de sensibiliser l'opinion publique quant à la question des réfugiés et des migrants en France et en Europe, nous avons pour projet d'organiser une exposition photo. Ce projet en cours nous tiens particulièrement à cœur puisqu'il s'agit pour nous de centrer ce travail sur les réfugiés et migrants, sans qui notre association n'existerait pas. Nous souhaitons rappeler que notre travail de terrain est avant tout une rencontre entre plusieurs cultures différentes et surtout entre des histoires de vies uniques. </text:span></text:p>
          <text:p text:style-name="P3"><text:span text:style-name="T8">En effet, les réfugiés et migrants que nous rencontrons apportent, chacun à leur manière, un enrichissement à l'association et nous font évoluer. Nous sommes très fiers de la diversité que nous côtoyons et souhaiterions donner plus de publicité à notre action. Pour cela, nous travaillons avec plusieurs photographes afin de finaliser le projet. Nous vous tiendrons informés dès que possible, à travers le groupe Facebook et le site, des avancées du projet. </text:span></text:p>
        </text:list-item>
        <text:list-item>
          <text:p text:style-name="P3"><text:span text:style-name="T10">Visites culturelles : Ajouter ce texte</text:span><text:span text:style-name="T8">. Transmettre la langue afin de faciliter la vie quotidienne et l'intégration des réfugiés et migrants est certes indispensable, mais nous souhaitons également faire davantage pour nos élèves. Ainsi, certains d'entre eux, pour l'instant les plus à l'aise en français, ont pu bénéficié par notre biais de visites culturelles qui leur ont permis de découvrir un peu mieux la culture française et parisienne. Notamment grâce au Programme Étudiant Invité de l’École Normale Supérieure, nous avons proposé à quelques élèves des visites comme celles du Louvre ou de la Mosquée de Paris par exemple.</text:span></text:p>
          <text:p text:style-name="P3"><text:span text:style-name="T8">Nous avons eu d'excellents retours sur ces visites et nous continuons à chercher activement des occasions d'offrir, gratuitement, ce genre d'événements à nos élèves pour les enrichir d'une autre manière qu'en leur dispensant nos cours. Il faut savoir que nos élèves, bien qu'installés à Paris et dans ses environs, n'ont pas l'occasion de découvrir la ville et la culture française. Les lieux qu'ils fréquentent quotidiennement sont peu propices aux découvertes culturelles, bien qu'ils semblent très désireux d'en découvrir davantage sur leur nouvel environnement, et notamment sur l'histoire de Paris. Ainsi, nous poursuivons ce type de projets, tout en tentant d'élargir toujours plus le nombre de bénéficiaires de ces visites.</text:span></text:p>
        </text:list-item>
      </text:list>
      <text:p text:style-name="Standard"><text:span text:style-name="T8"/></text:p>
      <text:p text:style-name="P4"><text:span text:style-name="T21"><text:tab/></text:span><text:span text:style-name="T19">PORTRAITS</text:span></text:p>
      <text:list xml:id="list9146349027695442354" text:style-name="L5">
        <text:list-item>
          <text:p text:style-name="P13"><text:span text:style-name="T10">En dessous de « Portraits </text:span><text:span text:style-name="T8">». Nous comptons aujourd'hui plus d'une centaine de bénévoles et nous espérons en accueillir encore davantage à l'avenir et agrandir notre équipe. Tout en remerciant chaque bénévole pour sa contribution unique, nous vous présentons quelques membres parmi ceux qui permettent à VB11 d'exister. </text:span></text:p>
        </text:list-item>
        <text:list-item>
          <text:p text:style-name="P13"><text:span text:style-name="T10">Pour chaque portrait, écrire</text:span><text:span text:style-name="T8"> : Nom (en dessous de la photo). En dessous : la fonction. En dessous : études. </text:span></text:p>
        </text:list-item>
        <text:list-item>
          <text:p text:style-name="P13"><text:span text:style-name="T10">Maiwelle Mezi</text:span><text:span text:style-name="T8">. Étudiante en Droit à Paris II Panthéon – Assas </text:span></text:p>
        </text:list-item>
        <text:list-item>
          <text:p text:style-name="P13"><text:span text:style-name="T10">Sasha Morinière</text:span><text:span text:style-name="T8">. Secrétaire générale. Étudiante en double licence Philosophie et Science Politique à Paris I Panthéon – Sorbonne. </text:span></text:p>
        </text:list-item>
        <text:list-item>
          <text:p text:style-name="P13"><text:span text:style-name="T10">Philippine Orvoen</text:span><text:span text:style-name="T8">. Trésorière. Étudiante en Droit à Paris II Panthéon – Assas</text:span></text:p>
        </text:list-item>
        <text:list-item>
          <text:p text:style-name="P13"><text:span text:style-name="T10">Margaux Guint</text:span><text:span text:style-name="T8">. Vice trésorière. Étudiante en </text:span></text:p>
        </text:list-item>
        <text:list-item>
          <text:p text:style-name="P13"><text:span text:style-name="T8">Dana Jomaa. Traductrice/Bénévole. Étudiante en double licence Histoire et Science Politique à Paris I Panthéon – Sorbonne. </text:span></text:p>
        </text:list-item>
      </text:list>
      <text:p text:style-name="Standard"><text:span text:style-name="T8"/></text:p>
      <text:p text:style-name="Standard"><text:span text:style-name="T8"><text:tab/></text:span><text:span text:style-name="T20">COMMENT NOUS AIDER</text:span></text:p>
      <text:list xml:id="list1769994620707927321" text:style-name="L6">
        <text:list-item>
          <text:p text:style-name="P14"><text:span text:style-name="T10">Dans « Devenir Bénévole ? » : Ajouter cette phrase</text:span><text:span text:style-name="T8">. Pour cela, merci de nous contacter par mail (voir la rubrique « Nous contacter ») ou bien en nous envoyant un message sur notre page Facebook. Nous vous donnerons les démarches à suivre et toutes les informations dont vous aurez besoin. </text:span></text:p>
        </text:list-item>
        <text:list-item>
          <text:p text:style-name="P14"><text:span text:style-name="T8">(Le reste je le ré écrirai peut être parce que j'aimerais faire des phrases plus sophistiquées, </text:span><text:soft-page-break/><text:span text:style-name="T8">mais pour l'instant c'est pas MEGA urgent donc on laisse comme ça c'est très bien! ) </text:span></text:p>
        </text:list-item>
      </text:list>
      <text:p text:style-name="Standard"><text:span text:style-name="T8"/></text:p>
      <text:p text:style-name="Standard"><text:span text:style-name="T8"><text:tab/></text:span><text:span text:style-name="T20">ARTICLES SUR VB11</text:span></text:p>
      <text:list xml:id="list7967524929706700048" text:style-name="L7">
        <text:list-item>
          <text:p text:style-name="P15"><text:span text:style-name="T10">Renommer la rubrique</text:span><text:span text:style-name="T8"> : Visibilité de VB11 </text:span></text:p>
        </text:list-item>
        <text:list-item>
          <text:p text:style-name="P15"><text:span text:style-name="T10">Phrase en dessous du titre</text:span><text:span text:style-name="T8"> : Vous trouverez ici des liens vers les articles, vidéos et autres qui ont été publiés à propos de Voyages au Bout de la 11, depuis nos débuts. </text:span></text:p>
        </text:list-item>
        <text:list-item>
          <text:p text:style-name="P15"><text:span text:style-name="T8">Si possible ajouter dans cette rubrique la vidéo de la </text:span><text:span text:style-name="T10">conférence à l'Unesco</text:span><text:span text:style-name="T8">, mais ça peut attendre donc à faire dans un second temps :) . </text:span></text:p>
        </text:list-item>
      </text:list>
      <text:p text:style-name="Standard"><text:span text:style-name="T8"/></text:p>
      <text:p text:style-name="Standard"><text:span text:style-name="T8"><text:tab/></text:span><text:span text:style-name="T20">NOUS CONTACTER </text:span></text:p>
      <text:list xml:id="list5059275164382384950" text:style-name="L8">
        <text:list-item>
          <text:p text:style-name="P16"><text:span text:style-name="T2">Phrase en dessous du titre </text:span>: Pour nous contacter, vous pouvez à tout moment nous envoyer un message sur notre page Facebook, ou un mail en remplissant le bulletin ci-dessous. N'hésitez pas à nous poser vos questions, nous soumettre vos idées, suggestions, propositions, et nous vous répondrons avec le plus grand plaisi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22:27:30.34</meta:creation-date>
    <meta:editing-duration>P0D</meta:editing-duration>
    <meta:editing-cycles>1</meta:editing-cycles>
    <meta:generator>OpenOffice.org/3.4.1$Win32 OpenOffice.org_project/341m1$Build-9593</meta:generator>
    <meta:document-statistic meta:table-count="0" meta:image-count="0" meta:object-count="0" meta:page-count="5" meta:paragraph-count="47" meta:word-count="2712" meta:character-count="16646"/>
  </office:meta>
</office:document-meta>
</file>